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resolveId( final Element element , final Bean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parseCommand( final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mmandParser.parseInternal( final Element element , final Pars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Parser.should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gister( final BeanDefinition def , final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parseCommands( final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Parser.parse( final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Parser.wire( final BeanDefinitionBuilder command , final BeanDefinitionHolder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parseAndApplyDescription( final Element element , final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getChildElements( final Element element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Builder( final Pars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Parser.shouldGenerateIdA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parseCommandAction( final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register( final BeanDefinitionHolder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parseCommandBundle( final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er.parseAndApplyDescription( final Element element , final BeanDefinition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der.createBeanDefinitionParserDelegate( final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parseCommandCompleters( final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ilder.parseAliases( final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getChildElements( final Element element , final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Parser.getTempl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parseBeanDefinitionElement( final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parseLinks( final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getChildElement( final Element element ,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